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T1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pGinger Build Process</text:p>
      <text:p text:style-name="P1"><text:span text:style-name="T1">Stephen Leach&lt;</text:span><text:a xlink:type="simple" xlink:href="mailto:stephen.leach@steelypip.com"><text:span text:style-name="T1">stephen.leach@steelypip.com</text:span></text:a><text:span text:style-name="T1">&gt;, Oct 2011</text:span></text:p>
      <text:p text:style-name="Standard"/>
      <text:h text:style-name="Heading_20_1" text:outline-level="1">Intro</text:h>
      <text:p text:style-name="Standard">AppGinger has an unusually complicated build process. This note is an attempt to detail the process and motivate it.</text:p>
      <text:p text:style-name="Standard">The build process has got three main phases.</text:p>
      <text:list xml:id="list1496694820" text:style-name="L1">
        <text:list-item>
          <text:p text:style-name="P2">Code synthesis: a significant part of the AppGinger interpreter is boilerplate code that is automatically synthesized by a Java program (com.steelypip.appginger.codegen.Main).</text:p>
        </text:list-item>
        <text:list-item>
          <text:p text:style-name="P2">Ordinary UNIX “make” invoking C++ compiler.</text:p>
        </text:list-item>
        <text:list-item>
          <text:p text:style-name="P2">Interface synthesis: generating the headers for the standard library for the built-in function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ucida 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1-10-23T12:36:55</meta:creation-date>
    <dc:date>2011-10-23T12:46:43</dc:date>
    <dc:creator>Stephen Leach</dc:creator>
    <meta:editing-duration>PT9M51S</meta:editing-duration>
    <meta:editing-cycles>4</meta:editing-cycles>
    <meta:generator>LibreOffice/3.4$Unix LibreOffice_project/340m1$Build-302</meta:generator>
    <meta:document-statistic meta:table-count="0" meta:image-count="0" meta:object-count="0" meta:page-count="1" meta:paragraph-count="8" meta:word-count="79" meta:character-count="564" meta:non-whitespace-character-count="490"/>
  </office:meta>
</office:document-meta>
</file>